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fb6" officeooo:paragraph-rsid="00122fb6"/>
    </style:style>
    <style:style style:name="P2" style:family="paragraph" style:parent-style-name="Standard">
      <style:text-properties officeooo:rsid="00126e97" officeooo:paragraph-rsid="00126e97"/>
    </style:style>
    <style:style style:name="P3" style:family="paragraph" style:parent-style-name="Standard">
      <style:text-properties officeooo:rsid="00131dab" officeooo:paragraph-rsid="00131dab"/>
    </style:style>
    <style:style style:name="P4" style:family="paragraph" style:parent-style-name="Standard">
      <style:text-properties officeooo:rsid="00159694" officeooo:paragraph-rsid="00159694"/>
    </style:style>
    <style:style style:name="P5" style:family="paragraph" style:parent-style-name="Standard">
      <style:text-properties officeooo:rsid="00159694" officeooo:paragraph-rsid="0016c4f9"/>
    </style:style>
    <style:style style:name="P6" style:family="paragraph" style:parent-style-name="Standard">
      <style:text-properties officeooo:rsid="00181c23" officeooo:paragraph-rsid="00181c23"/>
    </style:style>
    <style:style style:name="P7" style:family="paragraph" style:parent-style-name="Standard">
      <style:text-properties officeooo:rsid="0019b4b6" officeooo:paragraph-rsid="0019b4b6"/>
    </style:style>
    <style:style style:name="P8" style:family="paragraph" style:parent-style-name="Standard">
      <style:text-properties officeooo:rsid="001ad004" officeooo:paragraph-rsid="001ad004"/>
    </style:style>
    <style:style style:name="P9" style:family="paragraph" style:parent-style-name="Standard">
      <style:text-properties officeooo:rsid="001ae327" officeooo:paragraph-rsid="001ae327"/>
    </style:style>
    <style:style style:name="P10" style:family="paragraph" style:parent-style-name="Standard">
      <style:text-properties officeooo:rsid="001c6d43" officeooo:paragraph-rsid="001c6d43"/>
    </style:style>
    <style:style style:name="P11" style:family="paragraph" style:parent-style-name="Standard">
      <style:text-properties officeooo:rsid="001c6d43" officeooo:paragraph-rsid="001dac91"/>
    </style:style>
    <style:style style:name="P12" style:family="paragraph" style:parent-style-name="Standard">
      <style:text-properties officeooo:rsid="001dac91" officeooo:paragraph-rsid="001dac91"/>
    </style:style>
    <style:style style:name="P13" style:family="paragraph" style:parent-style-name="Standard">
      <style:text-properties officeooo:rsid="002132a2" officeooo:paragraph-rsid="002132a2"/>
    </style:style>
    <style:style style:name="P14" style:family="paragraph" style:parent-style-name="Standard">
      <style:text-properties officeooo:rsid="002466c5" officeooo:paragraph-rsid="002466c5"/>
    </style:style>
    <style:style style:name="P15" style:family="paragraph" style:parent-style-name="Standard">
      <style:text-properties officeooo:rsid="002466c5" officeooo:paragraph-rsid="002466c5"/>
    </style:style>
    <style:style style:name="P16" style:family="paragraph" style:parent-style-name="Standard">
      <style:text-properties officeooo:rsid="0027fe28" officeooo:paragraph-rsid="0027fe28"/>
    </style:style>
    <style:style style:name="P17" style:family="paragraph" style:parent-style-name="Standard">
      <style:text-properties officeooo:rsid="0028addc" officeooo:paragraph-rsid="0028addc"/>
    </style:style>
    <style:style style:name="P18" style:family="paragraph" style:parent-style-name="Standard">
      <style:text-properties officeooo:rsid="00292e4b" officeooo:paragraph-rsid="00292e4b"/>
    </style:style>
    <style:style style:name="P19" style:family="paragraph" style:parent-style-name="Standard">
      <style:text-properties officeooo:rsid="0029d7a4" officeooo:paragraph-rsid="0029d7a4"/>
    </style:style>
    <style:style style:name="P20" style:family="paragraph" style:parent-style-name="Standard">
      <style:text-properties officeooo:rsid="002b6be0" officeooo:paragraph-rsid="002b6be0"/>
    </style:style>
    <style:style style:name="P21" style:family="paragraph" style:parent-style-name="Standard">
      <style:text-properties officeooo:rsid="002d3f30" officeooo:paragraph-rsid="002d3f30"/>
    </style:style>
    <style:style style:name="P22" style:family="paragraph" style:parent-style-name="Standard">
      <style:text-properties officeooo:rsid="002ed02d" officeooo:paragraph-rsid="003072cf"/>
    </style:style>
    <style:style style:name="P23" style:family="paragraph" style:parent-style-name="Standard">
      <style:text-properties officeooo:rsid="0030f6fb" officeooo:paragraph-rsid="0030f6fb"/>
    </style:style>
    <style:style style:name="P24" style:family="paragraph" style:parent-style-name="Standard">
      <style:text-properties officeooo:rsid="00314e6e" officeooo:paragraph-rsid="00314e6e"/>
    </style:style>
    <style:style style:name="P25" style:family="paragraph" style:parent-style-name="Standard">
      <style:text-properties officeooo:rsid="0034ac44" officeooo:paragraph-rsid="0034ac44"/>
    </style:style>
    <style:style style:name="P26" style:family="paragraph" style:parent-style-name="Standard">
      <style:text-properties officeooo:rsid="0037e334" officeooo:paragraph-rsid="0037e334"/>
    </style:style>
    <style:style style:name="T1" style:family="text">
      <style:text-properties officeooo:rsid="0016c4f9"/>
    </style:style>
    <style:style style:name="T2" style:family="text">
      <style:text-properties officeooo:rsid="001abf08"/>
    </style:style>
    <style:style style:name="T3" style:family="text">
      <style:text-properties officeooo:rsid="002077c7"/>
    </style:style>
    <style:style style:name="T4" style:family="text">
      <style:text-properties officeooo:rsid="00253267"/>
    </style:style>
    <style:style style:name="T5" style:family="text">
      <style:text-properties officeooo:rsid="00287fe7"/>
    </style:style>
    <style:style style:name="T6" style:family="text">
      <style:text-properties officeooo:rsid="003072cf"/>
    </style:style>
    <style:style style:name="T7" style:family="text">
      <style:text-properties officeooo:rsid="0032aa84"/>
    </style:style>
    <style:style style:name="T8" style:family="text">
      <style:text-properties officeooo:rsid="0038e2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PHP 7</text:p>
      <text:p text:style-name="P1"/>
      <text:p text:style-name="P1">Observações:</text:p>
      <text:p text:style-name="P1"/>
      <text:p text:style-name="P2">Request <text:s text:c="3"/>===&gt; Solicitação, Requisição;</text:p>
      <text:p text:style-name="P2">Response ===&gt; Resposta;</text:p>
      <text:p text:style-name="P2"/>
      <text:p text:style-name="P2"/>
      <text:p text:style-name="P2"/>
      <text:p text:style-name="P3">Padrão de comunicação:</text:p>
      <text:p text:style-name="P3">HTML</text:p>
      <text:p text:style-name="P3">JSON</text:p>
      <text:p text:style-name="P3">CSV</text:p>
      <text:p text:style-name="P3">XML</text:p>
      <text:p text:style-name="P3"/>
      <text:p text:style-name="P4">Versionamento</text:p>
      <text:p text:style-name="P4">GitHub <text:s/>- <text:span text:style-name="T1">repositório publico</text:span></text:p>
      <text:p text:style-name="P5">Bitbucket - <text:span text:style-name="T1">repositório privado ate 5 pessoas grátis)</text:span></text:p>
      <text:p text:style-name="P5"/>
      <text:p text:style-name="P6">Operador novo</text:p>
      <text:p text:style-name="P6"/>
      <text:p text:style-name="P6">&lt;=&gt; (Menor, igual ou Maior)</text:p>
      <text:p text:style-name="P7">?? (exemplo: NULL ?? NULL ?? 5 – vai aparecer somente <text:span text:style-name="T2">variáveis</text:span> sem ser nulo)</text:p>
      <text:p text:style-name="P7"/>
      <text:p text:style-name="P7"/>
      <text:p text:style-name="P7"/>
      <text:p text:style-name="P8">Include x Require</text:p>
      <text:p text:style-name="P8"/>
      <text:p text:style-name="P8">Include tem mais recurso, tenta funcionar mesmo se o arquivo não existir ou se estiver com erro ele tem mais recurso tem uma configuração do php “Include_path” que você pode configura local onde pode ter a base do include e permite include dinâmico.</text:p>
      <text:p text:style-name="P8"/>
      <text:p text:style-name="P8">Require só funciona se existir o arquivo.</text:p>
      <text:p text:style-name="P8"/>
      <text:p text:style-name="P8"/>
      <text:p text:style-name="P9">Fatal error</text:p>
      <text:p text:style-name="P9"/>
      <text:p text:style-name="P9">Todo fatal erro no PHP7 foi mudado para exceções ai pode ser tratado no try-catch</text:p>
      <text:p text:style-name="P9"/>
      <text:p text:style-name="P9"/>
      <text:p text:style-name="P9"/>
      <text:p text:style-name="P10">Camelcase – tipo de tipagem para nome de variavel ou function </text:p>
      <text:p text:style-name="P11">Exemplo: diaNascimento, diaAtual, cpfUsuario.</text:p>
      <text:p text:style-name="P11"/>
      <text:p text:style-name="P11"/>
      <text:p text:style-name="P12">Aspas “” x ‘’ </text:p>
      <text:p text:style-name="P12">- Diferença aspas dupla</text:p>
      <text:p text:style-name="P12">Exemplo:<text:span text:style-name="T4">(Interpolação de variaveis)</text:span></text:p>
      <text:p text:style-name="P12">$sobrenome = “Gomes”;</text:p>
      <text:p text:style-name="P12"><text:s/>echo “Fabio $sobrenome”;</text:p>
      <text:p text:style-name="P12"/>
      <text:p text:style-name="P12">Vai exibir: Fabio Gomes se fosse aspas simples iria exibir Fabio $sobrenome.</text:p>
      <text:p text:style-name="P12"><text:soft-page-break/></text:p>
      <text:p text:style-name="P12"><text:s/><text:span text:style-name="T3">Extensão para visualizar json google chrome “Json Viewer”</text:span></text:p>
      <text:p text:style-name="P12"/>
      <text:p text:style-name="P13">Constantes: Boas praticas constantes sempre com letra maiuscula.</text:p>
      <text:p text:style-name="P13"/>
      <text:p text:style-name="P13">define(“SERVIDOR”,”127.0.0.1”);</text:p>
      <text:p text:style-name="P13">echo SERVIDOR;</text:p>
      <text:p text:style-name="P13"/>
      <text:p text:style-name="P13"/>
      <text:p text:style-name="P14">Function – Função retorna(return) valor;</text:p>
      <text:p text:style-name="P14">Rotina – Não retorna valor;</text:p>
      <text:p text:style-name="P14"/>
      <text:p text:style-name="P14"/>
      <text:p text:style-name="P14"/>
      <text:p text:style-name="P16">Function <text:span text:style-name="T5">recursiva </text:span></text:p>
      <text:p text:style-name="P17">Function anonima</text:p>
      <text:p text:style-name="P17"/>
      <text:p text:style-name="P17"/>
      <text:p text:style-name="P17"/>
      <text:p text:style-name="P17"/>
      <text:p text:style-name="P18">Data </text:p>
      <text:p text:style-name="P19">timestamp</text:p>
      <text:p text:style-name="P18"/>
      <text:p text:style-name="P18">$ts = strtotime(“+1 day”);</text:p>
      <text:p text:style-name="P18"/>
      <text:p text:style-name="P18">echo date(“l, dmY”, $ts);</text:p>
      <text:p text:style-name="P18"/>
      <text:p text:style-name="P18">Informa a data futura.</text:p>
      <text:p text:style-name="P14"/>
      <text:p text:style-name="P14"/>
      <text:p text:style-name="P20">Classe Date</text:p>
      <text:p text:style-name="P20">&lt;?php </text:p>
      <text:p text:style-name="P20"/>
      <text:p text:style-name="P20">$dt = new DateTime();</text:p>
      <text:p text:style-name="P20"/>
      <text:p text:style-name="P20">$periodo = new DateInterval("P15D");</text:p>
      <text:p text:style-name="P20">echo $dt-&gt;format("l d/m/Y H:i:s");</text:p>
      <text:p text:style-name="P20"/>
      <text:p text:style-name="P20">$dt-&gt;add($periodo);</text:p>
      <text:p text:style-name="P20">echo "&lt;br/&gt;";</text:p>
      <text:p text:style-name="P20">echo $dt-&gt;format("l d/m/Y H:i:s");</text:p>
      <text:p text:style-name="P20"/>
      <text:p text:style-name="P20"/>
      <text:p text:style-name="P20"><text:s/>?&gt;</text:p>
      <text:p text:style-name="P20"/>
      <text:p text:style-name="P20"/>
      <text:p text:style-name="P21">OOP</text:p>
      <text:p text:style-name="P21"/>
      <text:p text:style-name="P21">Classe <text:span text:style-name="T6">- </text:span>e um conjunto de atributos e <text:span text:style-name="T6">métodos</text:span>;</text:p>
      <text:p text:style-name="P21"/>
      <text:p text:style-name="P22"><text:span text:style-name="T6">Objeto</text:span> – e uma <text:span text:style-name="T6">variável</text:span> (<text:span text:style-name="T6">Instancia</text:span>) que representa uma classe.</text:p>
      <text:p text:style-name="P22"/>
      <text:p text:style-name="P22"><text:soft-page-break/></text:p>
      <text:p text:style-name="P22"/>
      <text:p text:style-name="P22"/>
      <text:p text:style-name="P22"/>
      <text:p text:style-name="P23">Ao criar uma classe o nome tem que ser com letra maiuscula.</text:p>
      <text:p text:style-name="P24">Ex Pessoa, <text:span text:style-name="T7">DateTime</text:span>.</text:p>
      <text:p text:style-name="P24"/>
      <text:p text:style-name="P25">Métodos – começa com letra minuscula se for composto próxima maiuscula.</text:p>
      <text:p text:style-name="P24"/>
      <text:p text:style-name="P24"/>
      <text:p text:style-name="P26">Metodo estatico – representação por ::. Exemplo: $resultado = Documento::validarCPF. Onde → $resultado e uma variavel para receber o resultado; Documento e a class; validarCPF e o metodo estatico. - <text:span text:style-name="T8">O metodo estatico é interessante pois não precisa instanciar uma classe.</text:span>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0:06:16.113000000</meta:creation-date>
    <dc:date>2018-11-26T10:56:57.717000000</dc:date>
    <meta:editing-duration>P3DT11H5M11S</meta:editing-duration>
    <meta:editing-cycles>29</meta:editing-cycles>
    <meta:generator>LibreOffice/5.2.1.2$Windows_x86 LibreOffice_project/31dd62db80d4e60af04904455ec9c9219178d620</meta:generator>
    <meta:document-statistic meta:table-count="0" meta:image-count="0" meta:object-count="0" meta:page-count="3" meta:paragraph-count="57" meta:word-count="318" meta:character-count="2102" meta:non-whitespace-character-count="1822"/>
  </office:meta>
</office:document-meta>
</file>